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paragraph-properties fo:text-align="center" style:justify-single-word="false"/>
      <style:text-properties style:font-name="Liberation Sans" style:text-underline-style="solid" style:text-underline-width="auto" style:text-underline-color="font-color" fo:font-weight="bold" style:font-weight-asian="bold" style:font-weight-complex="bold"/>
    </style:style>
    <style:style style:name="P4" style:family="paragraph" style:parent-style-name="Standard" style:list-style-name="L1">
      <style:text-properties style:font-name="Liberation Sans"/>
    </style:style>
    <style:style style:name="T1" style:family="text">
      <style:text-properties officeooo:rsid="001d168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HeartRPG </text:span>Brainstorming</text:p>
      <text:p text:style-name="P1"/>
      <text:p text:style-name="P2">Ideas</text:p>
      <text:list xml:id="list741693033" text:style-name="L1">
        <text:list-item>
          <text:p text:style-name="P4">mystery-solving rpg</text:p>
        </text:list-item>
        <text:list-item>
          <text:p text:style-name="P4">story driven with 4 fun playable characters</text:p>
        </text:list-item>
        <text:list-item>
          <text:p text:style-name="P4">puzzles for the mystery needs to have many pieces that need to be found and put togethers</text:p>
        </text:list-item>
        <text:list-item>
          <text:p text:style-name="P4">each character has a different tool set to help gather clues</text:p>
          <text:list>
            <text:list-item>
              <text:p text:style-name="P4">one who is stealthy and can move relatively unnoticed</text:p>
            </text:list-item>
            <text:list-item>
              <text:p text:style-name="P4">one with special senses who can hear and smell what the others can’t</text:p>
            </text:list-item>
            <text:list-item>
              <text:p text:style-name="P4">one with the most magical abilities who can manipulate the world to find new clues and connection</text:p>
            </text:list-item>
            <text:list-item>
              <text:p text:style-name="P4">one who is charismatic and can get close to people to gain information and new clues</text:p>
            </text:list-item>
          </text:list>
        </text:list-item>
        <text:list-item>
          <text:p text:style-name="P4">magical mysteries in a fantasy world</text:p>
        </text:list-item>
        <text:list-item>
          <text:p text:style-name="P4">different events can be triggered by location, characters, and the clues that have been found</text:p>
        </text:list-item>
        <text:list-item>
          <text:p text:style-name="P4">a lot of distractors and red herrings</text:p>
        </text:list-item>
        <text:list-item>
          <text:p text:style-name="P4">side quest mysteries to get to know the town and increase their reputation</text:p>
        </text:list-item>
        <text:list-item>
          <text:p text:style-name="P4">once you choose your suspect and they are arrested, if it is correct you’ll get a real reward, if not someone else dies (or something other unfortunate)</text:p>
        </text:list-item>
        <text:list-item>
          <text:p text:style-name="P4">prologue to introduce each character and their abilities in 4 mini stories</text:p>
        </text:list-item>
        <text:list-item>
          <text:p text:style-name="P4">3d or 2d</text:p>
          <text:list>
            <text:list-item>
              <text:p text:style-name="P4">2d pixel is the easiest</text:p>
            </text:list-item>
            <text:list-item>
              <text:p text:style-name="P4">3d is good practice and will establish a pipeline for the future</text:p>
            </text:list-item>
            <text:list-item>
              <text:p text:style-name="P4">3d a lot more difficult and time consuming</text:p>
            </text:list-item>
            <text:list-item>
              <text:p text:style-name="P4">2d has many constraints that could limit what can be made</text:p>
            </text:list-item>
          </text:list>
        </text:list-item>
        <text:list-item>
          <text:p text:style-name="P4">need a magic system with very concrete and unbreakable rules</text:p>
        </text:list-item>
        <text:list-item>
          <text:p text:style-name="P4">openish world but confined the city where the mystery takes place (maybe in a different place in the prologue)</text:p>
        </text:list-item>
        <text:list-item>
          <text:p text:style-name="P4">maybe a base where everyone hangs out - maybe the inn where they meet?</text:p>
        </text:list-item>
        <text:list-item>
          <text:p text:style-name="P4">bubbly and bright fantasy setting with dark undertones</text:p>
        </text:list-item>
        <text:list-item>
          <text:p text:style-name="P4">Project Dead City storyline without the fighting - only the mystery and character interactions</text:p>
        </text:list-item>
        <text:list-item>
          <text:p text:style-name="P4">3d pbr with toon shading for the environment</text:p>
        </text:list-item>
        <text:list-item>
          <text:p text:style-name="P4">simple solid color 3d toon shading for anything moving</text:p>
        </text:list-item>
        <text:list-item>
          <text:p text:style-name="P4">old school cartoon animation style but 3d</text:p>
        </text:list-item>
        <text:list-item>
          <text:p text:style-name="P4">first build can be a small section of town with three buildings and a small garden</text:p>
        </text:list-item>
        <text:list-item>
          <text:p text:style-name="P4">spend the first build just getting the gameplay and aesthetics down</text:p>
        </text:list-item>
        <text:list-item>
          <text:p text:style-name="P4">maybe a mini-mystery to solve in this confined space with only one of the characters perhaps part of the prologue</text:p>
        </text:list-item>
        <text:list-item>
          <text:p text:style-name="P4">4-part prologue</text:p>
          <text:list>
            <text:list-item>
              <text:p text:style-name="P4">getting out of prison</text:p>
            </text:list-item>
            <text:list-item>
              <text:p text:style-name="P4"><text:span text:style-name="T1">s</text:span>tealthy thief</text:p>
            </text:list-item>
            <text:list-item>
              <text:p text:style-name="P4">gaining info from people through political intrigue</text:p>
            </text:list-item>
            <text:list-item>
              <text:p text:style-name="P4">using senses to track someone or something</text:p>
            </text:list-item>
          </text:list>
        </text:list-item>
        <text:list-item>
          <text:p text:style-name="P4"><text:soft-page-break/>each part of the prologue gives clues to each character’s story, sets up the meeting with the mysterious letter, sets up each character’s inner conflict, and acts as the tutorial for that character’s mechanics</text:p>
        </text:list-item>
        <text:list-item>
          <text:p text:style-name="P4">only using creative commons or open art. I will be doing very little so 3D or 2D are both ok. Caveats:</text:p>
          <text:list>
            <text:list-item>
              <text:p text:style-name="P4">gameplay must be awesome and shine bright with any visuals</text:p>
            </text:list-item>
            <text:list-item>
              <text:p text:style-name="P4"><text:span text:style-name="T1">t</text:span>extures must be remixed and altered to make a good visual theme</text:p>
            </text:list-item>
            <text:list-item>
              <text:p text:style-name="P4">visual effects must be gorgeous</text:p>
            </text:list-item>
          </text:list>
        </text:list-item>
        <text:list-item>
          <text:p text:style-name="P4">Solving a mystery</text:p>
          <text:list>
            <text:list-item>
              <text:p text:style-name="P4">Define the puzzle</text:p>
            </text:list-item>
            <text:list-item>
              <text:p text:style-name="P4">Write everything down</text:p>
            </text:list-item>
            <text:list-item>
              <text:p text:style-name="P4">Concrete Timeline</text:p>
            </text:list-item>
            <text:list-item>
              <text:p text:style-name="P4">Follow every lead</text:p>
            </text:list-item>
            <text:list-item>
              <text:p text:style-name="P4">Everthing is evidence</text:p>
            </text:list-item>
          </text:list>
        </text:list-item>
        <text:list-item>
          <text:p text:style-name="P4">Mystery solving tips</text:p>
          <text:list>
            <text:list-item>
              <text:p text:style-name="P4">Eye for detail</text:p>
            </text:list-item>
            <text:list-item>
              <text:p text:style-name="P4">a+b=c only if a, b, and c are true and possible</text:p>
            </text:list-item>
            <text:list-item>
              <text:p text:style-name="P4">map events to put puzzle together</text:p>
            </text:list-item>
            <text:list-item>
              <text:p text:style-name="P4">know the pieces</text:p>
              <text:list>
                <text:list-item>
                  <text:p text:style-name="P4">people - suspects and witnesses and bystanders</text:p>
                </text:list-item>
                <text:list-item>
                  <text:p text:style-name="P4">times and events</text:p>
                </text:list-item>
                <text:list-item>
                  <text:p text:style-name="P4">motives</text:p>
                </text:list-item>
                <text:list-item>
                  <text:p text:style-name="P4">any other details</text:p>
                </text:list-item>
              </text:list>
            </text:list-item>
            <text:list-item>
              <text:p text:style-name="P4">Differents scenarios - narrowing down using evidence and logic</text:p>
            </text:list-item>
          </text:list>
        </text:list-item>
        <text:list-item>
          <text:p text:style-name="P4">Resoning a mystery</text:p>
          <text:list>
            <text:list-item>
              <text:p text:style-name="P4">Define the puzzle</text:p>
            </text:list-item>
          </text:list>
        </text:list-item>
      </text:list>
      <text:p text:style-name="P1"/>
      <text:p text:style-name="P1"><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8.2cm" fo:page-height="25.7cm" style:num-format="1" style:print-orientation="portrait" fo:margin-top="1.21cm" fo:margin-bottom="1.21cm" fo:margin-left="1.21cm" fo:margin-right="1.2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8.2cm" fo:page-height="25.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7-26T10:21:44.588957708</meta:creation-date>
    <dc:title>MeDefault</dc:title>
    <meta:editing-duration>PT3M40S</meta:editing-duration>
    <meta:editing-cycles>2</meta:editing-cycles>
    <meta:generator>LibreOffice/6.3.6.2$Linux_X86_64 LibreOffice_project/30$Build-2</meta:generator>
    <dc:date>2020-07-26T10:25:23.838556415</dc:date>
    <meta:document-statistic meta:table-count="0" meta:image-count="0" meta:object-count="0" meta:page-count="2" meta:paragraph-count="61" meta:word-count="584" meta:character-count="3077" meta:non-whitespace-character-count="2610"/>
    <meta:template xlink:type="simple" xlink:actuate="onRequest" xlink:title="MeDefault" xlink:href="../../../../Templates/MeDefault.ott" meta:date="2020-07-26T10:21:43.925674978"/>
  </office:meta>
</office:document-meta>
</file>